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9.8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10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tibilit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rogram-arena: 384M by 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ecution command</text:p>
          </table:table-cell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NOT enclave signal, signal handler is triggered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zmp_inp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5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5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5"/>
          <table:table-cell table:style-name="ce6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tive_run" table:style-name="ta1">
        <table:table-column table:style-name="co7" table:default-cell-style-name="ce1"/>
        <table:table-column table:style-name="co6" table:number-columns-repeated="4" table:default-cell-style-name="Default"/>
        <table:table-column table:style-name="co6" table:default-cell-style-name="ce1"/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string" calcext:value-type="string">
            <text:p>0m19.448s</text:p>
          </table:table-cell>
          <table:table-cell table:number-columns-repeated="2" office:value-type="string" calcext:value-type="string">
            <text:p>0m19.507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0m0.824s</text:p>
          </table:table-cell>
          <table:table-cell table:number-columns-repeated="2" office:value-type="string" calcext:value-type="string">
            <text:p>0m0.836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10.bwaves </text:p>
          </table:table-cell>
          <table:table-cell table:number-columns-repeated="3" office:value-type="string" calcext:value-type="string">
            <text:p>0m0.001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16.gamess </text:p>
          </table:table-cell>
          <table:table-cell table:number-columns-repeated="3" office:value-type="string" calcext:value-type="string">
            <text:p>0m0.020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0m2.363s</text:p>
          </table:table-cell>
          <table:table-cell table:number-columns-repeated="2" office:value-type="string" calcext:value-type="string">
            <text:p>0m2.413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33.milc </text:p>
          </table:table-cell>
          <table:table-cell office:value-type="string" calcext:value-type="string">
            <text:p>0m11.507s</text:p>
          </table:table-cell>
          <table:table-cell table:number-columns-repeated="2" office:value-type="string" calcext:value-type="string">
            <text:p>0m11.478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string" calcext:value-type="string">
            <text:p>0m18.824s</text:p>
          </table:table-cell>
          <table:table-cell table:number-columns-repeated="2" office:value-type="string" calcext:value-type="string">
            <text:p>0m18.76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0m0.984s</text:p>
          </table:table-cell>
          <table:table-cell table:number-columns-repeated="2" office:value-type="string" calcext:value-type="string">
            <text:p>0m0.96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string" calcext:value-type="string">
            <text:p>0m3.285s</text:p>
          </table:table-cell>
          <table:table-cell table:number-columns-repeated="2" office:value-type="string" calcext:value-type="string">
            <text:p>0m3.30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string" calcext:value-type="string">
            <text:p>0m17.483s</text:p>
          </table:table-cell>
          <table:table-cell table:number-columns-repeated="2" office:value-type="string" calcext:value-type="string">
            <text:p>0m17.59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.namd </text:p>
          </table:table-cell>
          <table:table-cell office:value-type="string" calcext:value-type="string">
            <text:p>0m17.544s</text:p>
          </table:table-cell>
          <table:table-cell table:number-columns-repeated="2" office:value-type="string" calcext:value-type="string">
            <text:p>0m17.58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.gobmk </text:p>
          </table:table-cell>
          <table:table-cell office:value-type="string" calcext:value-type="string">
            <text:p>0m0.147s</text:p>
          </table:table-cell>
          <table:table-cell table:number-columns-repeated="2" office:value-type="string" calcext:value-type="string">
            <text:p>0m0.11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string" calcext:value-type="string">
            <text:p>0m10.277s</text:p>
          </table:table-cell>
          <table:table-cell table:number-columns-repeated="2" office:value-type="string" calcext:value-type="string">
            <text:p>0m10.23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string" calcext:value-type="string">
            <text:p>0m0.020s</text:p>
          </table:table-cell>
          <table:table-cell table:number-columns-repeated="2" office:value-type="string" calcext:value-type="string">
            <text:p>0m0.01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string" calcext:value-type="string">
            <text:p>0m0.360s</text:p>
          </table:table-cell>
          <table:table-cell table:number-columns-repeated="2" office:value-type="string" calcext:value-type="string">
            <text:p>0m0.357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string" calcext:value-type="string">
            <text:p>0m0.054s</text:p>
          </table:table-cell>
          <table:table-cell table:number-columns-repeated="2" office:value-type="string" calcext:value-type="string">
            <text:p>0m0.04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.hmmer </text:p>
          </table:table-cell>
          <table:table-cell office:value-type="string" calcext:value-type="string">
            <text:p>0m0.198s</text:p>
          </table:table-cell>
          <table:table-cell table:number-columns-repeated="2" office:value-type="string" calcext:value-type="string">
            <text:p>0m0.19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.sjeng </text:p>
          </table:table-cell>
          <table:table-cell office:value-type="string" calcext:value-type="string">
            <text:p>0m3.174s</text:p>
          </table:table-cell>
          <table:table-cell table:number-columns-repeated="2" office:value-type="string" calcext:value-type="string">
            <text:p>0m3.28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string" calcext:value-type="string">
            <text:p>0m2.249s</text:p>
          </table:table-cell>
          <table:table-cell table:number-columns-repeated="2" office:value-type="string" calcext:value-type="string">
            <text:p>0m2.25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.libquantum </text:p>
          </table:table-cell>
          <table:table-cell table:number-columns-repeated="3" office:value-type="string" calcext:value-type="string">
            <text:p>0m0.03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string" calcext:value-type="string">
            <text:p>0m8.959s</text:p>
          </table:table-cell>
          <table:table-cell table:number-columns-repeated="2" office:value-type="string" calcext:value-type="string">
            <text:p>0m8.94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.tonto </text:p>
          </table:table-cell>
          <table:table-cell office:value-type="string" calcext:value-type="string">
            <text:p>0m0.609s</text:p>
          </table:table-cell>
          <table:table-cell table:number-columns-repeated="2" office:value-type="string" calcext:value-type="string">
            <text:p>0m0.57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.lbm </text:p>
          </table:table-cell>
          <table:table-cell office:value-type="string" calcext:value-type="string">
            <text:p>6m51.658s</text:p>
          </table:table-cell>
          <table:table-cell table:number-columns-repeated="2" office:value-type="string" calcext:value-type="string">
            <text:p>6m52.68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string" calcext:value-type="string">
            <text:p>0m0.286s</text:p>
          </table:table-cell>
          <table:table-cell table:number-columns-repeated="2" office:value-type="string" calcext:value-type="string">
            <text:p>0m0.27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.astar </text:p>
          </table:table-cell>
          <table:table-cell office:value-type="string" calcext:value-type="string">
            <text:p>0m7.266s</text:p>
          </table:table-cell>
          <table:table-cell table:number-columns-repeated="2" office:value-type="string" calcext:value-type="string">
            <text:p>0m7.31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0m0.114s</text:p>
          </table:table-cell>
          <table:table-cell table:number-columns-repeated="2" office:value-type="string" calcext:value-type="string">
            <text:p>0m0.08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0m0.002s</text:p>
          </table:table-cell>
          <table:table-cell table:number-columns-repeated="2" office:value-type="string" calcext:value-type="string">
            <text:p>0m0.001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string" calcext:value-type="string">
            <text:p>0m0.089s</text:p>
          </table:table-cell>
          <table:table-cell table:number-columns-repeated="2" office:value-type="string" calcext:value-type="string">
            <text:p>0m0.046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string" calcext:value-type="string">
            <text:p>0m0.116s</text:p>
          </table:table-cell>
          <table:table-cell table:number-columns-repeated="2" office:value-type="string" calcext:value-type="string">
            <text:p>0m0.095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string" calcext:value-type="string">
            <text:p>0m0.117s</text:p>
          </table:table-cell>
          <table:table-cell table:number-columns-repeated="2" office:value-type="string" calcext:value-type="string">
            <text:p>0m0.131s</text:p>
          </table:table-cell>
          <table:table-cell/>
          <table:table-cell table:style-name="Default"/>
        </table:table-row>
      </table:table>
      <table:table table:name="dynamo_run" table:style-name="ta1">
        <table:table-column table:style-name="co8" table:default-cell-style-name="ce1"/>
        <table:table-column table:style-name="co6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string" calcext:value-type="string">
            <text:p>0m21.710s</text:p>
          </table:table-cell>
          <table:table-cell office:value-type="string" calcext:value-type="string">
            <text:p>0m21.593s</text:p>
          </table:table-cell>
          <table:table-cell office:value-type="string" calcext:value-type="string">
            <text:p>0m21.649s</text:p>
          </table:table-cell>
          <table:table-cell office:value-type="string" calcext:value-type="string">
            <text:p>0m21.613s</text:p>
          </table:table-cell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0m34.433s</text:p>
          </table:table-cell>
          <table:table-cell office:value-type="string" calcext:value-type="string">
            <text:p>0m34.392s</text:p>
          </table:table-cell>
          <table:table-cell office:value-type="string" calcext:value-type="string">
            <text:p>0m34.364s</text:p>
          </table:table-cell>
          <table:table-cell office:value-type="string" calcext:value-type="string">
            <text:p>0m34.252s</text:p>
          </table:table-cell>
        </table:table-row>
        <table:table-row table:style-name="ro1">
          <table:table-cell office:value-type="string" calcext:value-type="string">
            <text:p>410.bwaves </text:p>
          </table:table-cell>
          <table:table-cell office:value-type="string" calcext:value-type="string">
            <text:p>0m0.607s</text:p>
          </table:table-cell>
          <table:table-cell office:value-type="string" calcext:value-type="string">
            <text:p>0m0.605s</text:p>
          </table:table-cell>
          <table:table-cell office:value-type="string" calcext:value-type="string">
            <text:p>0m0.601s</text:p>
          </table:table-cell>
          <table:table-cell office:value-type="string" calcext:value-type="string">
            <text:p>0m0.599s</text:p>
          </table:table-cell>
        </table:table-row>
        <table:table-row table:style-name="ro1">
          <table:table-cell office:value-type="string" calcext:value-type="string">
            <text:p>416.gamess </text:p>
          </table:table-cell>
          <table:table-cell office:value-type="string" calcext:value-type="string">
            <text:p>0m3.776s</text:p>
          </table:table-cell>
          <table:table-cell office:value-type="string" calcext:value-type="string">
            <text:p>0m3.670s</text:p>
          </table:table-cell>
          <table:table-cell office:value-type="string" calcext:value-type="string">
            <text:p>0m3.675s</text:p>
          </table:table-cell>
          <table:table-cell office:value-type="string" calcext:value-type="string">
            <text:p>0m3.723s</text:p>
          </table:table-cell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0m3.261s</text:p>
          </table:table-cell>
          <table:table-cell office:value-type="string" calcext:value-type="string">
            <text:p>0m3.244s</text:p>
          </table:table-cell>
          <table:table-cell office:value-type="string" calcext:value-type="string">
            <text:p>0m3.250s</text:p>
          </table:table-cell>
          <table:table-cell office:value-type="string" calcext:value-type="string">
            <text:p>0m3.254s</text:p>
          </table:table-cell>
        </table:table-row>
        <table:table-row table:style-name="ro1">
          <table:table-cell office:value-type="string" calcext:value-type="string">
            <text:p>433.milc </text:p>
          </table:table-cell>
          <table:table-cell office:value-type="string" calcext:value-type="string">
            <text:p>0m13.134s</text:p>
          </table:table-cell>
          <table:table-cell office:value-type="string" calcext:value-type="string">
            <text:p>0m13.402s</text:p>
          </table:table-cell>
          <table:table-cell office:value-type="string" calcext:value-type="string">
            <text:p>0m13.395s</text:p>
          </table:table-cell>
          <table:table-cell office:value-type="string" calcext:value-type="string">
            <text:p>0m13.283s</text:p>
          </table:table-cell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string" calcext:value-type="string">
            <text:p>0m21.337s</text:p>
          </table:table-cell>
          <table:table-cell office:value-type="string" calcext:value-type="string">
            <text:p>0m21.391s</text:p>
          </table:table-cell>
          <table:table-cell office:value-type="string" calcext:value-type="string">
            <text:p>0m21.426s</text:p>
          </table:table-cell>
          <table:table-cell office:value-type="string" calcext:value-type="string">
            <text:p>0m21.350s</text:p>
          </table:table-cell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0m2.899s</text:p>
          </table:table-cell>
          <table:table-cell office:value-type="string" calcext:value-type="string">
            <text:p>0m2.908s</text:p>
          </table:table-cell>
          <table:table-cell office:value-type="string" calcext:value-type="string">
            <text:p>0m2.901s</text:p>
          </table:table-cell>
          <table:table-cell office:value-type="string" calcext:value-type="string">
            <text:p>0m2.887s</text:p>
          </table:table-cell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string" calcext:value-type="string">
            <text:p>0m5.775s</text:p>
          </table:table-cell>
          <table:table-cell office:value-type="string" calcext:value-type="string">
            <text:p>0m5.748s</text:p>
          </table:table-cell>
          <table:table-cell office:value-type="string" calcext:value-type="string">
            <text:p>0m5.785s</text:p>
          </table:table-cell>
          <table:table-cell office:value-type="string" calcext:value-type="string">
            <text:p>0m5.784s</text:p>
          </table:table-cell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string" calcext:value-type="string">
            <text:p>0m19.419s</text:p>
          </table:table-cell>
          <table:table-cell office:value-type="string" calcext:value-type="string">
            <text:p>0m19.390s</text:p>
          </table:table-cell>
          <table:table-cell office:value-type="string" calcext:value-type="string">
            <text:p>0m19.381s</text:p>
          </table:table-cell>
          <table:table-cell office:value-type="string" calcext:value-type="string">
            <text:p>0m19.432s</text:p>
          </table:table-cell>
        </table:table-row>
        <table:table-row table:style-name="ro1">
          <table:table-cell office:value-type="string" calcext:value-type="string">
            <text:p>444.namd </text:p>
          </table:table-cell>
          <table:table-cell office:value-type="string" calcext:value-type="string">
            <text:p>0m19.141s</text:p>
          </table:table-cell>
          <table:table-cell office:value-type="string" calcext:value-type="string">
            <text:p>0m19.155s</text:p>
          </table:table-cell>
          <table:table-cell office:value-type="string" calcext:value-type="string">
            <text:p>0m19.100s</text:p>
          </table:table-cell>
          <table:table-cell office:value-type="string" calcext:value-type="string">
            <text:p>0m19.129s</text:p>
          </table:table-cell>
        </table:table-row>
        <table:table-row table:style-name="ro1">
          <table:table-cell office:value-type="string" calcext:value-type="string">
            <text:p>445.gobmk </text:p>
          </table:table-cell>
          <table:table-cell office:value-type="string" calcext:value-type="string">
            <text:p>0m1.967s</text:p>
          </table:table-cell>
          <table:table-cell office:value-type="string" calcext:value-type="string">
            <text:p>0m1.964s</text:p>
          </table:table-cell>
          <table:table-cell office:value-type="string" calcext:value-type="string">
            <text:p>0m1.912s</text:p>
          </table:table-cell>
          <table:table-cell office:value-type="string" calcext:value-type="string">
            <text:p>0m1.927s</text:p>
          </table:table-cell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string" calcext:value-type="string">
            <text:p>0m25.147s</text:p>
          </table:table-cell>
          <table:table-cell office:value-type="string" calcext:value-type="string">
            <text:p>0m25.044s</text:p>
          </table:table-cell>
          <table:table-cell office:value-type="string" calcext:value-type="string">
            <text:p>0m25.058s</text:p>
          </table:table-cell>
          <table:table-cell office:value-type="string" calcext:value-type="string">
            <text:p>0m25.155s</text:p>
          </table:table-cell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string" calcext:value-type="string">
            <text:p>0m2.227s</text:p>
          </table:table-cell>
          <table:table-cell office:value-type="string" calcext:value-type="string">
            <text:p>0m2.215s</text:p>
          </table:table-cell>
          <table:table-cell office:value-type="string" calcext:value-type="string">
            <text:p>0m2.265s</text:p>
          </table:table-cell>
          <table:table-cell office:value-type="string" calcext:value-type="string">
            <text:p>0m2.227s</text:p>
          </table:table-cell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string" calcext:value-type="string">
            <text:p>0m4.908s</text:p>
          </table:table-cell>
          <table:table-cell office:value-type="string" calcext:value-type="string">
            <text:p>0m4.894s</text:p>
          </table:table-cell>
          <table:table-cell office:value-type="string" calcext:value-type="string">
            <text:p>0m4.899s</text:p>
          </table:table-cell>
          <table:table-cell office:value-type="string" calcext:value-type="string">
            <text:p>0m4.896s</text:p>
          </table:table-cell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string" calcext:value-type="string">
            <text:p>0m3.406s</text:p>
          </table:table-cell>
          <table:table-cell office:value-type="string" calcext:value-type="string">
            <text:p>0m3.402s</text:p>
          </table:table-cell>
          <table:table-cell office:value-type="string" calcext:value-type="string">
            <text:p>0m3.407s</text:p>
          </table:table-cell>
          <table:table-cell office:value-type="string" calcext:value-type="string">
            <text:p>0m3.388s</text:p>
          </table:table-cell>
        </table:table-row>
        <table:table-row table:style-name="ro1">
          <table:table-cell office:value-type="string" calcext:value-type="string">
            <text:p>456.hmmer </text:p>
          </table:table-cell>
          <table:table-cell office:value-type="string" calcext:value-type="string">
            <text:p>0m1.098s</text:p>
          </table:table-cell>
          <table:table-cell office:value-type="string" calcext:value-type="string">
            <text:p>0m1.106s</text:p>
          </table:table-cell>
          <table:table-cell office:value-type="string" calcext:value-type="string">
            <text:p>0m1.110s</text:p>
          </table:table-cell>
          <table:table-cell office:value-type="string" calcext:value-type="string">
            <text:p>0m1.101s</text:p>
          </table:table-cell>
        </table:table-row>
        <table:table-row table:style-name="ro1">
          <table:table-cell office:value-type="string" calcext:value-type="string">
            <text:p>458.sjeng </text:p>
          </table:table-cell>
          <table:table-cell office:value-type="string" calcext:value-type="string">
            <text:p>0m5.579s</text:p>
          </table:table-cell>
          <table:table-cell office:value-type="string" calcext:value-type="string">
            <text:p>0m5.517s</text:p>
          </table:table-cell>
          <table:table-cell office:value-type="string" calcext:value-type="string">
            <text:p>0m5.413s</text:p>
          </table:table-cell>
          <table:table-cell office:value-type="string" calcext:value-type="string">
            <text:p>0m5.474s</text:p>
          </table:table-cell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string" calcext:value-type="string">
            <text:p>0m6.017s</text:p>
          </table:table-cell>
          <table:table-cell office:value-type="string" calcext:value-type="string">
            <text:p>0m6.004s</text:p>
          </table:table-cell>
          <table:table-cell office:value-type="string" calcext:value-type="string">
            <text:p>0m5.995s</text:p>
          </table:table-cell>
          <table:table-cell office:value-type="string" calcext:value-type="string">
            <text:p>0m6.010s</text:p>
          </table:table-cell>
        </table:table-row>
        <table:table-row table:style-name="ro1">
          <table:table-cell office:value-type="string" calcext:value-type="string">
            <text:p>462.libquantum </text:p>
          </table:table-cell>
          <table:table-cell office:value-type="string" calcext:value-type="string">
            <text:p>0m0.606s</text:p>
          </table:table-cell>
          <table:table-cell office:value-type="string" calcext:value-type="string">
            <text:p>0m0.608s</text:p>
          </table:table-cell>
          <table:table-cell office:value-type="string" calcext:value-type="string">
            <text:p>0m0.604s</text:p>
          </table:table-cell>
          <table:table-cell office:value-type="string" calcext:value-type="string">
            <text:p>0m0.600s</text:p>
          </table:table-cell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string" calcext:value-type="string">
            <text:p>0m18.089s</text:p>
          </table:table-cell>
          <table:table-cell office:value-type="string" calcext:value-type="string">
            <text:p>0m18.087s</text:p>
          </table:table-cell>
          <table:table-cell office:value-type="string" calcext:value-type="string">
            <text:p>0m18.120s</text:p>
          </table:table-cell>
          <table:table-cell office:value-type="string" calcext:value-type="string">
            <text:p>0m18.134s</text:p>
          </table:table-cell>
        </table:table-row>
        <table:table-row table:style-name="ro1">
          <table:table-cell office:value-type="string" calcext:value-type="string">
            <text:p>465.tonto </text:p>
          </table:table-cell>
          <table:table-cell office:value-type="string" calcext:value-type="string">
            <text:p>0m7.712s</text:p>
          </table:table-cell>
          <table:table-cell office:value-type="string" calcext:value-type="string">
            <text:p>0m7.665s</text:p>
          </table:table-cell>
          <table:table-cell office:value-type="string" calcext:value-type="string">
            <text:p>0m7.734s</text:p>
          </table:table-cell>
          <table:table-cell office:value-type="string" calcext:value-type="string">
            <text:p>0m7.645s</text:p>
          </table:table-cell>
        </table:table-row>
        <table:table-row table:style-name="ro1">
          <table:table-cell office:value-type="string" calcext:value-type="string">
            <text:p>470.lbm </text:p>
          </table:table-cell>
          <table:table-cell office:value-type="string" calcext:value-type="string">
            <text:p>6m50.314s</text:p>
          </table:table-cell>
          <table:table-cell office:value-type="string" calcext:value-type="string">
            <text:p>6m49.955s</text:p>
          </table:table-cell>
          <table:table-cell office:value-type="string" calcext:value-type="string">
            <text:p>6m50.343s</text:p>
          </table:table-cell>
          <table:table-cell office:value-type="string" calcext:value-type="string">
            <text:p>6m51.994s</text:p>
          </table:table-cell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string" calcext:value-type="string">
            <text:p>0m2.698s</text:p>
          </table:table-cell>
          <table:table-cell table:number-columns-repeated="2" office:value-type="string" calcext:value-type="string">
            <text:p>0m2.654s</text:p>
          </table:table-cell>
          <table:table-cell office:value-type="string" calcext:value-type="string">
            <text:p>0m2.652s</text:p>
          </table:table-cell>
        </table:table-row>
        <table:table-row table:style-name="ro1">
          <table:table-cell office:value-type="string" calcext:value-type="string">
            <text:p>473.astar </text:p>
          </table:table-cell>
          <table:table-cell office:value-type="string" calcext:value-type="string">
            <text:p>0m8.806s</text:p>
          </table:table-cell>
          <table:table-cell office:value-type="string" calcext:value-type="string">
            <text:p>0m8.842s</text:p>
          </table:table-cell>
          <table:table-cell office:value-type="string" calcext:value-type="string">
            <text:p>0m8.808s</text:p>
          </table:table-cell>
          <table:table-cell office:value-type="string" calcext:value-type="string">
            <text:p>0m8.851s</text:p>
          </table:table-cell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0m3.864s</text:p>
          </table:table-cell>
          <table:table-cell office:value-type="string" calcext:value-type="string">
            <text:p>0m3.797s</text:p>
          </table:table-cell>
          <table:table-cell office:value-type="string" calcext:value-type="string">
            <text:p>0m3.785s</text:p>
          </table:table-cell>
          <table:table-cell office:value-type="string" calcext:value-type="string">
            <text:p>0m3.775s</text:p>
          </table:table-cell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0m0.433s</text:p>
          </table:table-cell>
          <table:table-cell table:number-columns-repeated="2" office:value-type="string" calcext:value-type="string">
            <text:p>0m0.427s</text:p>
          </table:table-cell>
          <table:table-cell office:value-type="string" calcext:value-type="string">
            <text:p>0m0.431s</text:p>
          </table:table-cell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string" calcext:value-type="string">
            <text:p>0m6.540s</text:p>
          </table:table-cell>
          <table:table-cell office:value-type="string" calcext:value-type="string">
            <text:p>0m6.509s</text:p>
          </table:table-cell>
          <table:table-cell office:value-type="string" calcext:value-type="string">
            <text:p>0m6.548s</text:p>
          </table:table-cell>
          <table:table-cell office:value-type="string" calcext:value-type="string">
            <text:p>0m6.506s</text:p>
          </table:table-cell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string" calcext:value-type="string">
            <text:p>0m0.552s</text:p>
          </table:table-cell>
          <table:table-cell office:value-type="string" calcext:value-type="string">
            <text:p>0m0.527s</text:p>
          </table:table-cell>
          <table:table-cell office:value-type="string" calcext:value-type="string">
            <text:p>0m0.517s</text:p>
          </table:table-cell>
          <table:table-cell office:value-type="string" calcext:value-type="string">
            <text:p>0m0.524s</text:p>
          </table:table-cell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string" calcext:value-type="string">
            <text:p>0m0.522s</text:p>
          </table:table-cell>
          <table:table-cell office:value-type="string" calcext:value-type="string">
            <text:p>0m0.531s</text:p>
          </table:table-cell>
          <table:table-cell office:value-type="string" calcext:value-type="string">
            <text:p>0m0.525s</text:p>
          </table:table-cell>
          <table:table-cell office:value-type="string" calcext:value-type="string">
            <text:p>0m0.530s</text:p>
          </table:table-cell>
        </table:table-row>
      </table:table>
      <table:table table:name="enclave_run" table:style-name="ta1">
        <table:table-column table:style-name="co9" table:default-cell-style-name="ce1"/>
        <table:table-column table:style-name="co6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float" office:value="34.27803" calcext:value-type="float">
            <text:p>34.27803</text:p>
          </table:table-cell>
          <table:table-cell office:value-type="float" office:value="34.607723" calcext:value-type="float">
            <text:p>34.607723</text:p>
          </table:table-cell>
          <table:table-cell office:value-type="float" office:value="34.575264" calcext:value-type="float">
            <text:p>34.575264</text:p>
          </table:table-cell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.bwaves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.gamess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.milc </text:p>
          </table:table-cell>
          <table:table-cell office:value-type="float" office:value="23.873085" calcext:value-type="float">
            <text:p>23.873085</text:p>
          </table:table-cell>
          <table:table-cell office:value-type="float" office:value="23.731274" calcext:value-type="float">
            <text:p>23.731274</text:p>
          </table:table-cell>
          <table:table-cell office:value-type="float" office:value="23.327599" calcext:value-type="float">
            <text:p>23.327599</text:p>
          </table:table-cell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float" office:value="57.17572" calcext:value-type="float">
            <text:p>57.17572</text:p>
          </table:table-cell>
          <table:table-cell office:value-type="float" office:value="57.081173" calcext:value-type="float">
            <text:p>57.081173</text:p>
          </table:table-cell>
          <table:table-cell office:value-type="float" office:value="57.133812" calcext:value-type="float">
            <text:p>57.133812</text:p>
          </table:table-cell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float" office:value="8.533088" calcext:value-type="float">
            <text:p>8.533088</text:p>
          </table:table-cell>
          <table:table-cell office:value-type="float" office:value="8.46787" calcext:value-type="float">
            <text:p>8.46787</text:p>
          </table:table-cell>
          <table:table-cell office:value-type="float" office:value="8.446555" calcext:value-type="float">
            <text:p>8.446555</text:p>
          </table:table-cell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float" office:value="22.683422" calcext:value-type="float">
            <text:p>22.683422</text:p>
          </table:table-cell>
          <table:table-cell office:value-type="float" office:value="22.527765" calcext:value-type="float">
            <text:p>22.527765</text:p>
          </table:table-cell>
          <table:table-cell office:value-type="float" office:value="22.594791" calcext:value-type="float">
            <text:p>22.594791</text:p>
          </table:table-cell>
        </table:table-row>
        <table:table-row table:style-name="ro1">
          <table:table-cell office:value-type="string" calcext:value-type="string">
            <text:p>444.namd </text:p>
          </table:table-cell>
          <table:table-cell office:value-type="float" office:value="20.029255" calcext:value-type="float">
            <text:p>20.029255</text:p>
          </table:table-cell>
          <table:table-cell office:value-type="float" office:value="19.977543" calcext:value-type="float">
            <text:p>19.977543</text:p>
          </table:table-cell>
          <table:table-cell office:value-type="float" office:value="19.933819" calcext:value-type="float">
            <text:p>19.933819</text:p>
          </table:table-cell>
        </table:table-row>
        <table:table-row table:style-name="ro1">
          <table:table-cell office:value-type="string" calcext:value-type="string">
            <text:p>445.gobmk </text:p>
          </table:table-cell>
          <table:table-cell office:value-type="float" office:value="2.651825" calcext:value-type="float">
            <text:p>2.651825</text:p>
          </table:table-cell>
          <table:table-cell office:value-type="float" office:value="2.582674" calcext:value-type="float">
            <text:p>2.582674</text:p>
          </table:table-cell>
          <table:table-cell office:value-type="float" office:value="2.595708" calcext:value-type="float">
            <text:p>2.595708</text:p>
          </table:table-cell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float" office:value="39.26273" calcext:value-type="float">
            <text:p>39.26273</text:p>
          </table:table-cell>
          <table:table-cell office:value-type="float" office:value="39.210979" calcext:value-type="float">
            <text:p>39.210979</text:p>
          </table:table-cell>
          <table:table-cell office:value-type="float" office:value="39.099274" calcext:value-type="float">
            <text:p>39.099274</text:p>
          </table:table-cell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float" office:value="2.607674" calcext:value-type="float">
            <text:p>2.607674</text:p>
          </table:table-cell>
          <table:table-cell office:value-type="float" office:value="2.558977" calcext:value-type="float">
            <text:p>2.558977</text:p>
          </table:table-cell>
          <table:table-cell office:value-type="float" office:value="2.561412" calcext:value-type="float">
            <text:p>2.561412</text:p>
          </table:table-cell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float" office:value="5.152728" calcext:value-type="float">
            <text:p>5.152728</text:p>
          </table:table-cell>
          <table:table-cell office:value-type="float" office:value="6.366774" calcext:value-type="float">
            <text:p>6.366774</text:p>
          </table:table-cell>
          <table:table-cell office:value-type="float" office:value="6.138965" calcext:value-type="float">
            <text:p>6.138965</text:p>
          </table:table-cell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float" office:value="4.36318" calcext:value-type="float">
            <text:p>4.36318</text:p>
          </table:table-cell>
          <table:table-cell office:value-type="float" office:value="4.234101" calcext:value-type="float">
            <text:p>4.234101</text:p>
          </table:table-cell>
          <table:table-cell office:value-type="float" office:value="4.234568" calcext:value-type="float">
            <text:p>4.234568</text:p>
          </table:table-cell>
        </table:table-row>
        <table:table-row table:style-name="ro1">
          <table:table-cell office:value-type="string" calcext:value-type="string">
            <text:p>456.hmmer </text:p>
          </table:table-cell>
          <table:table-cell office:value-type="float" office:value="1.633874" calcext:value-type="float">
            <text:p>1.633874</text:p>
          </table:table-cell>
          <table:table-cell office:value-type="float" office:value="1.569201" calcext:value-type="float">
            <text:p>1.569201</text:p>
          </table:table-cell>
          <table:table-cell office:value-type="float" office:value="1.588656" calcext:value-type="float">
            <text:p>1.588656</text:p>
          </table:table-cell>
        </table:table-row>
        <table:table-row table:style-name="ro1">
          <table:table-cell office:value-type="string" calcext:value-type="string">
            <text:p>458.sjeng </text:p>
          </table:table-cell>
          <table:table-cell office:value-type="float" office:value="49.149178" calcext:value-type="float">
            <text:p>49.149178</text:p>
          </table:table-cell>
          <table:table-cell office:value-type="float" office:value="47.927979" calcext:value-type="float">
            <text:p>47.927979</text:p>
          </table:table-cell>
          <table:table-cell office:value-type="float" office:value="47.910606" calcext:value-type="float">
            <text:p>47.910606</text:p>
          </table:table-cell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float" office:value="87.782547" calcext:value-type="float">
            <text:p>87.782547</text:p>
          </table:table-cell>
          <table:table-cell office:value-type="float" office:value="86.043228" calcext:value-type="float">
            <text:p>86.043228</text:p>
          </table:table-cell>
          <table:table-cell office:value-type="float" office:value="85.748848" calcext:value-type="float">
            <text:p>85.748848</text:p>
          </table:table-cell>
        </table:table-row>
        <table:table-row table:style-name="ro1">
          <table:table-cell office:value-type="string" calcext:value-type="string">
            <text:p>462.libquantum </text:p>
          </table:table-cell>
          <table:table-cell office:value-type="float" office:value="1.09179" calcext:value-type="float">
            <text:p>1.09179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1.057333" calcext:value-type="float">
            <text:p>1.057333</text:p>
          </table:table-cell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float" office:value="34.218475" calcext:value-type="float">
            <text:p>34.218475</text:p>
          </table:table-cell>
          <table:table-cell office:value-type="float" office:value="34.079014" calcext:value-type="float">
            <text:p>34.079014</text:p>
          </table:table-cell>
          <table:table-cell office:value-type="float" office:value="34.516632" calcext:value-type="float">
            <text:p>34.516632</text:p>
          </table:table-cell>
        </table:table-row>
        <table:table-row table:style-name="ro1">
          <table:table-cell office:value-type="string" calcext:value-type="string">
            <text:p>465.tonto </text:p>
          </table:table-cell>
          <table:table-cell office:value-type="float" office:value="7.576868" calcext:value-type="float">
            <text:p>7.576868</text:p>
          </table:table-cell>
          <table:table-cell office:value-type="float" office:value="7.459768" calcext:value-type="float">
            <text:p>7.459768</text:p>
          </table:table-cell>
          <table:table-cell office:value-type="float" office:value="7.443822" calcext:value-type="float">
            <text:p>7.443822</text:p>
          </table:table-cell>
        </table:table-row>
        <table:table-row table:style-name="ro1">
          <table:table-cell office:value-type="string" calcext:value-type="string">
            <text:p>470.lbm </text:p>
          </table:table-cell>
          <table:table-cell office:value-type="float" office:value="7286.416992" calcext:value-type="float">
            <text:p>7286.416992</text:p>
          </table:table-cell>
          <table:table-cell office:value-type="float" office:value="7258.084473" calcext:value-type="float">
            <text:p>7258.084473</text:p>
          </table:table-cell>
          <table:table-cell office:value-type="float" office:value="7277.229004" calcext:value-type="float">
            <text:p>7277.229004</text:p>
          </table:table-cell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float" office:value="3.454671" calcext:value-type="float">
            <text:p>3.454671</text:p>
          </table:table-cell>
          <table:table-cell office:value-type="float" office:value="3.453879" calcext:value-type="float">
            <text:p>3.453879</text:p>
          </table:table-cell>
          <table:table-cell office:value-type="float" office:value="3.435441" calcext:value-type="float">
            <text:p>3.435441</text:p>
          </table:table-cell>
        </table:table-row>
        <table:table-row table:style-name="ro1">
          <table:table-cell office:value-type="string" calcext:value-type="string">
            <text:p>473.astar </text:p>
          </table:table-cell>
          <table:table-cell office:value-type="float" office:value="10.783317" calcext:value-type="float">
            <text:p>10.783317</text:p>
          </table:table-cell>
          <table:table-cell office:value-type="float" office:value="10.743832" calcext:value-type="float">
            <text:p>10.743832</text:p>
          </table:table-cell>
          <table:table-cell office:value-type="float" office:value="10.828471" calcext:value-type="float">
            <text:p>10.828471</text:p>
          </table:table-cell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float" office:value="5.86752" calcext:value-type="float">
            <text:p>5.86752</text:p>
          </table:table-cell>
          <table:table-cell office:value-type="float" office:value="5.793037" calcext:value-type="float">
            <text:p>5.793037</text:p>
          </table:table-cell>
          <table:table-cell office:value-type="float" office:value="5.871545" calcext:value-type="float">
            <text:p>5.871545</text:p>
          </table:table-cell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float" office:value="1.383401" calcext:value-type="float">
            <text:p>1.383401</text:p>
          </table:table-cell>
          <table:table-cell office:value-type="float" office:value="1.370618" calcext:value-type="float">
            <text:p>1.370618</text:p>
          </table:table-cell>
          <table:table-cell office:value-type="float" office:value="1.351605" calcext:value-type="float">
            <text:p>1.351605</text:p>
          </table:table-cell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float" office:value="1.38894" calcext:value-type="float">
            <text:p>1.38894</text:p>
          </table:table-cell>
          <table:table-cell office:value-type="float" office:value="1.379451" calcext:value-type="float">
            <text:p>1.379451</text:p>
          </table:table-cell>
          <table:table-cell office:value-type="float" office:value="1.305006" calcext:value-type="float">
            <text:p>1.305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4:49:55.092493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9-01-08T17:25:05.207312822</dc:date>
    <meta:editing-duration>P1DT10H2M52S</meta:editing-duration>
    <meta:editing-cycles>114</meta:editing-cycles>
    <meta:generator>LibreOffice/5.1.6.2$Linux_X86_64 LibreOffice_project/10m0$Build-2</meta:generator>
    <meta:document-statistic meta:table-count="4" meta:cell-count="531" meta:object-count="0"/>
  </office:meta>
</office:document-meta>
</file>